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officeooo:paragraph-rsid="000eea59"/>
    </style:style>
    <style:style style:name="P2" style:family="paragraph" style:parent-style-name="List_20_Paragraph">
      <style:text-properties officeooo:paragraph-rsid="000eea59"/>
    </style:style>
    <style:style style:name="P3" style:family="paragraph" style:parent-style-name="List_20_Paragraph">
      <style:text-properties fo:font-size="14pt" officeooo:rsid="000eea59" officeooo:paragraph-rsid="000eea59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List_20_Paragraph">
      <style:text-properties officeooo:rsid="000eea59" officeooo:paragraph-rsid="000eea59"/>
    </style:style>
    <style:style style:name="P6" style:family="paragraph" style:parent-style-name="Standard">
      <style:text-properties officeooo:rsid="000eea59" officeooo:paragraph-rsid="000eea59"/>
    </style:style>
    <style:style style:name="P7" style:family="paragraph" style:parent-style-name="List_20_Paragraph">
      <style:text-properties officeooo:rsid="000fa444" officeooo:paragraph-rsid="000fa444"/>
    </style:style>
    <style:style style:name="P8" style:family="paragraph" style:parent-style-name="List_20_Paragraph">
      <style:text-properties officeooo:paragraph-rsid="000fa444"/>
    </style:style>
    <style:style style:name="P9" style:family="paragraph" style:parent-style-name="Standard">
      <style:paragraph-properties fo:margin-left="1.397cm" fo:margin-right="0cm" fo:margin-top="0cm" fo:margin-bottom="0cm" style:contextual-spacing="false" fo:line-height="100%" fo:text-indent="0cm" style:auto-text-indent="false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text-properties fo:color="#000000" loext:opacity="100%" style:font-name="Cascadia Mono" fo:font-size="9.5pt" style:font-size-asian="9.5pt" style:font-name-complex="Cascadia Mono1" style:font-size-complex="9.5pt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eea59"/>
    </style:style>
    <style:style style:name="P14" style:family="paragraph" style:parent-style-name="List_20_Paragraph" style:list-style-name="WWNum1">
      <style:text-properties officeooo:paragraph-rsid="000eea59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rsid="000eea59" officeooo:paragraph-rsid="000eea59"/>
    </style:style>
    <style:style style:name="P16" style:family="paragraph" style:parent-style-name="List_20_Paragraph">
      <style:text-properties officeooo:rsid="000eea59" officeooo:paragraph-rsid="000eea59"/>
    </style:style>
    <style:style style:name="P17" style:family="paragraph" style:parent-style-name="List_20_Paragraph" style:list-style-name="WWNum1">
      <style:text-properties officeooo:rsid="000eea59" officeooo:paragraph-rsid="000eea59"/>
    </style:style>
    <style:style style:name="P18" style:family="paragraph" style:parent-style-name="List_20_Paragraph" style:list-style-name="WWNum1">
      <style:text-properties officeooo:rsid="0010e7a4" officeooo:paragraph-rsid="0010e7a4"/>
    </style:style>
    <style:style style:name="P19" style:family="paragraph" style:parent-style-name="List_20_Paragraph" style:list-style-name="WWNum1">
      <style:text-properties officeooo:rsid="0010d032" officeooo:paragraph-rsid="0010d032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style:font-size-asian="9.5pt" style:font-name-complex="Cascadia Mono1" style:font-size-complex="9.5pt"/>
    </style:style>
    <style:style style:name="P24" style:family="paragraph" style:parent-style-name="Standard">
      <style:text-properties fo:color="#000000" loext:opacity="100%" style:font-name="Cascadia Mono" fo:font-size="9.5pt" style:font-size-asian="9.5pt" style:font-name-complex="Cascadia Mono1" style:font-size-complex="9.5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3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4" style:family="text">
      <style:text-properties fo:color="#0000ff" loext:opacity="100%" style:font-name="Cascadia Mono" fo:font-size="9.5pt" fo:language="en" fo:country="US" style:font-size-asian="9.5pt" style:font-name-complex="Cascadia Mono1" style:font-size-complex="9.5pt"/>
    </style:style>
    <style:style style:name="T5" style:family="text">
      <style:text-properties fo:color="#2b91af" loext:opacity="100%" style:font-name="Cascadia Mono" fo:font-size="9.5pt" fo:language="en" fo:country="US" style:font-size-asian="9.5pt" style:font-name-complex="Cascadia Mono1" style:font-size-complex="9.5pt"/>
    </style:style>
    <style:style style:name="T6" style:family="text">
      <style:text-properties officeooo:rsid="000eea59"/>
    </style:style>
    <style:style style:name="T7" style:family="text">
      <style:text-properties officeooo:rsid="000fa444"/>
    </style:style>
    <style:style style:name="T8" style:family="text">
      <style:text-properties officeooo:rsid="0010d032"/>
    </style:style>
    <style:style style:name="T9" style:family="text">
      <style:text-properties officeooo:rsid="0011f24d"/>
    </style:style>
    <style:style style:name="T10" style:family="text">
      <style:text-properties officeooo:rsid="0013c9da"/>
    </style:style>
    <style:style style:name="T11" style:family="text">
      <style:text-properties officeooo:rsid="001470a1"/>
    </style:style>
    <style:style style:name="T12" style:family="text">
      <style:text-properties officeooo:rsid="001681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om Prénom : <text:span text:style-name="T12">Pitelet Armel</text:span></text:p>
      <text:p text:style-name="P21">Contrôle de connaissances API.NET POEC</text:p>
      <text:p text:style-name="Standard"/>
      <text:p text:style-name="P4">Principes REST </text:p>
      <text:p text:style-name="Standard"/>
      <text:list xml:id="list2277829452" text:style-name="WWNum1">
        <text:list-item>
          <text:p text:style-name="P12">4 verbes http et leurs usages.</text:p>
        </text:list-item>
      </text:list>
      <text:p text:style-name="P15">Get : récupérer une ressource,</text:p>
      <text:p text:style-name="P15">Post : Créer une ressource,</text:p>
      <text:p text:style-name="P15">Put : Modifier une ressource,</text:p>
      <text:p text:style-name="P1"><text:span text:style-name="T6">Delete : Supprimer une ressource.</text:span> </text:p>
      <text:list xml:id="list15570234864995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A quoi sert un Header ? Un body ?</text:p>
        </text:list-item>
      </text:list>
      <text:p text:style-name="P5">Le Header contient les données nécessaire à la négociation (type de content attendue, longueur de ce dernier…).</text:p>
      <text:p text:style-name="P5">Le body contient le content de la requête (si ce dernier existe) : exemple : la ressource demandé au format spécifié dans le header.</text:p>
      <text:p text:style-name="P2"/>
      <text:list xml:id="list155703871027554" text:continue-numbering="true" text:style-name="WWNum1">
        <text:list-item>
          <text:p text:style-name="P12">Quels sont les principes REST ?</text:p>
        </text:list-item>
      </text:list>
      <text:p text:style-name="P5">Séparation Client/Serveur,</text:p>
      <text:p text:style-name="P5">Absence de suivie d’état des service coté serveur (géré dans les requêtes elles meme),</text:p>
      <text:p text:style-name="P5">Uniformité de l’interface,</text:p>
      <text:p text:style-name="P5">Mise en cache,</text:p>
      <text:p text:style-name="P5">Architecture en couches uniformes.</text:p>
      <text:p text:style-name="P2"/>
      <text:list xml:id="list155703390937911" text:continue-numbering="true" text:style-name="WWNum1">
        <text:list-item>
          <text:p text:style-name="P12">Qu’est-ce qu’un Endpoint ?</text:p>
          <text:p text:style-name="P17">C’est un point d’accès à l’application.</text:p>
          <text:p text:style-name="P14"/>
        </text:list-item>
        <text:list-item>
          <text:p text:style-name="P12">Par quel numéro commence le code de retour d’une erreur côté serveur ? Et côté client ?</text:p>
        </text:list-item>
      </text:list>
      <text:p text:style-name="P5">Coté client : 4</text:p>
      <text:p text:style-name="P5"><text:s/>Coté serveur : 5</text:p>
      <text:p text:style-name="Standard">Bonus : <text:s/>REST est-il un Protocol ou un style d’architecture ? </text:p>
      <text:p text:style-name="P6">C’est un style d’architecture.</text:p>
      <text:p text:style-name="P4">ASP.NET</text:p>
      <text:p text:style-name="P4"/>
      <text:list xml:id="list155703904954700" text:continue-numbering="true" text:style-name="WWNum1">
        <text:list-item>
          <text:p text:style-name="P12">A quoi sert le fichier launchSettings.json ?</text:p>
        </text:list-item>
      </text:list>
      <text:p text:style-name="P7">A définir les paramètres de lancement de l’application (url utilisée, commande de lancement, <text:span text:style-name="T8">swagger ou non dans un naviguateur,...</text:span>)</text:p>
      <text:p text:style-name="List_20_Paragraph"/>
      <text:list xml:id="list155703084454801" text:continue-numbering="true" text:style-name="WWNum1">
        <text:list-item>
          <text:p text:style-name="P12">Comment créer de nouveaux Endpoint dans votre API ?</text:p>
        </text:list-item>
      </text:list>
      <text:p text:style-name="P5">En créant des contrôleur<text:span text:style-name="T7">s</text:span> et en définissant leur méthodes.</text:p>
      <text:p text:style-name="List_20_Paragraph"/>
      <text:list xml:id="list155702746104391" text:continue-numbering="true" text:style-name="WWNum1">
        <text:list-item>
          <text:p text:style-name="P12"><text:soft-page-break/>A quoi servent les fichiers appsettings.json et appsettings.Development.json  ?</text:p>
          <text:p text:style-name="P18">A définir les paramètres de fonctionnement de l’application en Release et en Debug)</text:p>
          <text:p text:style-name="P19">…</text:p>
          <text:p text:style-name="P18">et également à définir la <text:s/>connexion string par défaut lors de l’utilisation d’EFCore.</text:p>
        </text:list-item>
      </text:list>
      <text:p text:style-name="Standard"/>
      <text:list xml:id="list155702166088116" text:continue-numbering="true" text:style-name="WWNum1">
        <text:list-item>
          <text:p text:style-name="P12">Quelle est la différence entre [FromQuery] et [FromParam] ?</text:p>
        </text:list-item>
      </text:list>
      <text:p text:style-name="P7">FromParam : le contenu de la requête est pris dans le<text:span text:style-name="T9">s </text:span>param<text:span text:style-name="T9">ètres de la méthode.</text:span></text:p>
      <text:p text:style-name="P8"><text:span text:style-name="T7">FromQuery : </text:span><text:span text:style-name="T9">le contenue de la requête est pris depuis la requête elle même (identifiant de la ressource.)</text:span></text:p>
      <text:p text:style-name="List_20_Paragraph"/>
      <text:p text:style-name="List_20_Paragraph"/>
      <text:list xml:id="list155703284648748" text:continue-numbering="true" text:style-name="WWNum1">
        <text:list-item>
          <text:p text:style-name="P12">Dans l’exemple suivant, comment <text:span text:style-name="T1">fait-on appel </text:span>à un Logger dans un Controller (donner le terme) ?</text:p>
        </text:list-item>
      </text:list>
      <text:p text:style-name="P9"><text:span text:style-name="T4">public</text:span><text:span text:style-name="T2"> </text:span><text:span text:style-name="T5">WeatherForecastController</text:span><text:span text:style-name="T2">(ILogger&lt;WeatherForecastController&gt; logger)</text:span></text:p>
      <text:p text:style-name="P10"><text:span text:style-name="T2"><text:s text:c="7"/></text:span><text:span text:style-name="T3">{</text:span></text:p>
      <text:p text:style-name="P23"><text:s text:c="11"/>_logger = logger;</text:p>
      <text:p text:style-name="P11"><text:s text:c="7"/>}</text:p>
      <text:p text:style-name="P11"><text:tab/><text:span text:style-name="T7">C’est de l’injection de dépendance.</text:span></text:p>
      <text:p text:style-name="Standard">Bonus : Comment le routage est-il fait dans votre API en ASP.NET ?</text:p>
      <text:p text:style-name="P6">Via des décorateurs qui permette<text:span text:style-name="T7">nt</text:span> de définir la route <text:span text:style-name="T7">(au dessus des contr</text:span><text:span text:style-name="T11">oll</text:span><text:span text:style-name="T7">ers et de leur</text:span><text:span text:style-name="T10">s</text:span><text:span text:style-name="T7"> méthodes)</text:span>.</text:p>
      <text:p text:style-name="P3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hanna Millet</meta:initial-creator>
    <meta:editing-cycles>79</meta:editing-cycles>
    <meta:creation-date>2022-01-13T19:40:00</meta:creation-date>
    <dc:date>2022-01-14T15:57:01.900000000</dc:date>
    <meta:editing-duration>PT1H41M57S</meta:editing-duration>
    <meta:generator>LibreOffice/7.2.2.2$Windows_X86_64 LibreOffice_project/02b2acce88a210515b4a5bb2e46cbfb63fe97d56</meta:generator>
    <meta:document-statistic meta:table-count="0" meta:image-count="0" meta:object-count="0" meta:page-count="2" meta:paragraph-count="44" meta:word-count="362" meta:character-count="2225" meta:non-whitespace-character-count="1884"/>
    <meta:user-defined meta:name="AppVersion">16.0000</meta:user-defined>
    <meta:user-defined meta:name="MSIP_Label_09e9a456-2778-4ca9-be06-1190b1e1118a_ActionId">a38bfad7-38af-41d3-a86d-7d75af8ee71e</meta:user-defined>
    <meta:user-defined meta:name="MSIP_Label_09e9a456-2778-4ca9-be06-1190b1e1118a_ContentBits">0</meta:user-defined>
    <meta:user-defined meta:name="MSIP_Label_09e9a456-2778-4ca9-be06-1190b1e1118a_Enabled">true</meta:user-defined>
    <meta:user-defined meta:name="MSIP_Label_09e9a456-2778-4ca9-be06-1190b1e1118a_Method" meta:value-type="string">Standard</meta:user-defined>
    <meta:user-defined meta:name="MSIP_Label_09e9a456-2778-4ca9-be06-1190b1e1118a_Name" meta:value-type="string">D3</meta:user-defined>
    <meta:user-defined meta:name="MSIP_Label_09e9a456-2778-4ca9-be06-1190b1e1118a_SetDate" meta:value-type="string">2022-01-13T19:40:50Z</meta:user-defined>
    <meta:user-defined meta:name="MSIP_Label_09e9a456-2778-4ca9-be06-1190b1e1118a_SiteId" meta:value-type="string">658ba197-6c73-4fea-91bd-1c7d8de6bf2c</meta:user-defined>
    <meta:template xlink:type="simple" xlink:actuate="onRequest" xlink:title="Normal.dotm" xlink:href=""/>
  </office:meta>
</office:document-meta>
</file>